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70ed7" officeooo:paragraph-rsid="000af752"/>
    </style:style>
    <style:style style:name="P2" style:family="paragraph" style:parent-style-name="Standard">
      <style:text-properties officeooo:rsid="00170ed7" officeooo:paragraph-rsid="000af752"/>
    </style:style>
    <style:style style:name="P3" style:family="paragraph" style:parent-style-name="Standard">
      <style:paragraph-properties fo:text-align="start" style:justify-single-word="false"/>
      <style:text-properties officeooo:rsid="000af752" officeooo:paragraph-rsid="000af752"/>
    </style:style>
    <style:style style:name="P4" style:family="paragraph" style:parent-style-name="Standard">
      <style:paragraph-properties fo:text-align="start" style:justify-single-word="false"/>
      <style:text-properties officeooo:paragraph-rsid="000d3f8a"/>
    </style:style>
    <style:style style:name="P5" style:family="paragraph" style:parent-style-name="Standard">
      <style:paragraph-properties fo:text-align="start" style:justify-single-word="false"/>
      <style:text-properties officeooo:rsid="000d3f8a" officeooo:paragraph-rsid="000d3f8a"/>
    </style:style>
    <style:style style:name="P6" style:family="paragraph" style:parent-style-name="Standard">
      <style:paragraph-properties fo:text-align="start" style:justify-single-word="false"/>
      <style:text-properties officeooo:rsid="000d57f3" officeooo:paragraph-rsid="000d57f3"/>
    </style:style>
    <style:style style:name="P7" style:family="paragraph" style:parent-style-name="Standard">
      <style:paragraph-properties fo:text-align="start" style:justify-single-word="false"/>
      <style:text-properties officeooo:rsid="000ee948" officeooo:paragraph-rsid="000ee948"/>
    </style:style>
    <style:style style:name="P8" style:family="paragraph" style:parent-style-name="Standard">
      <style:paragraph-properties fo:text-align="start" style:justify-single-word="false"/>
      <style:text-properties officeooo:rsid="0012d7dd" officeooo:paragraph-rsid="0012d7dd"/>
    </style:style>
    <style:style style:name="P9" style:family="paragraph" style:parent-style-name="Standard">
      <style:paragraph-properties fo:text-align="start" style:justify-single-word="false"/>
      <style:text-properties officeooo:rsid="0012d7dd" officeooo:paragraph-rsid="0013c34b"/>
    </style:style>
    <style:style style:name="P10" style:family="paragraph" style:parent-style-name="Standard">
      <style:paragraph-properties fo:text-align="start" style:justify-single-word="false"/>
      <style:text-properties officeooo:rsid="0012d7dd" officeooo:paragraph-rsid="001b1337"/>
    </style:style>
    <style:style style:name="P11" style:family="paragraph" style:parent-style-name="Standard">
      <style:paragraph-properties fo:text-align="start" style:justify-single-word="false"/>
      <style:text-properties officeooo:rsid="0012d7dd" officeooo:paragraph-rsid="001d6f3c"/>
    </style:style>
    <style:style style:name="P12" style:family="paragraph" style:parent-style-name="Standard">
      <style:paragraph-properties fo:text-align="start" style:justify-single-word="false"/>
      <style:text-properties officeooo:rsid="0013c34b" officeooo:paragraph-rsid="0013c34b"/>
    </style:style>
    <style:style style:name="P13" style:family="paragraph" style:parent-style-name="Standard">
      <style:paragraph-properties fo:text-align="start" style:justify-single-word="false"/>
      <style:text-properties officeooo:rsid="00150f80" officeooo:paragraph-rsid="00150f80"/>
    </style:style>
    <style:style style:name="P14" style:family="paragraph" style:parent-style-name="Standard">
      <style:paragraph-properties fo:text-align="start" style:justify-single-word="false"/>
      <style:text-properties officeooo:rsid="001b1337" officeooo:paragraph-rsid="001b1337"/>
    </style:style>
    <style:style style:name="P15" style:family="paragraph" style:parent-style-name="Standard">
      <style:paragraph-properties fo:text-align="start" style:justify-single-word="false"/>
      <style:text-properties officeooo:rsid="001baccb" officeooo:paragraph-rsid="001baccb"/>
    </style:style>
    <style:style style:name="P16" style:family="paragraph" style:parent-style-name="Standard">
      <style:paragraph-properties fo:text-align="start" style:justify-single-word="false"/>
      <style:text-properties officeooo:rsid="001d6f3c" officeooo:paragraph-rsid="001d6f3c"/>
    </style:style>
    <style:style style:name="P17" style:family="paragraph" style:parent-style-name="Standard">
      <style:paragraph-properties fo:text-align="center" style:justify-single-word="false"/>
      <style:text-properties officeooo:rsid="0012e2c8" officeooo:paragraph-rsid="0013c34b"/>
    </style:style>
    <style:style style:name="P18" style:family="paragraph" style:parent-style-name="Standard">
      <style:paragraph-properties fo:text-align="start" style:justify-single-word="false"/>
      <style:text-properties officeooo:rsid="00201eb0" officeooo:paragraph-rsid="00201eb0"/>
    </style:style>
    <style:style style:name="P19" style:family="paragraph" style:parent-style-name="Standard">
      <style:paragraph-properties fo:text-align="start" style:justify-single-word="false"/>
      <style:text-properties officeooo:rsid="00207ce6" officeooo:paragraph-rsid="00207ce6"/>
    </style:style>
    <style:style style:name="P20" style:family="paragraph" style:parent-style-name="Standard">
      <style:paragraph-properties fo:text-align="start" style:justify-single-word="false"/>
      <style:text-properties officeooo:rsid="002119c9" officeooo:paragraph-rsid="002119c9"/>
    </style:style>
    <style:style style:name="P21" style:family="paragraph" style:parent-style-name="Standard">
      <style:paragraph-properties fo:text-align="start" style:justify-single-word="false"/>
      <style:text-properties officeooo:rsid="00218f95" officeooo:paragraph-rsid="00218f95"/>
    </style:style>
    <style:style style:name="P22" style:family="paragraph" style:parent-style-name="Standard">
      <style:text-properties officeooo:rsid="00218f95" officeooo:paragraph-rsid="00218f95"/>
    </style:style>
    <style:style style:name="P23" style:family="paragraph" style:parent-style-name="Standard">
      <style:paragraph-properties fo:text-align="center" style:justify-single-word="false"/>
      <style:text-properties officeooo:rsid="00170ed7" officeooo:paragraph-rsid="000af752"/>
    </style:style>
    <style:style style:name="P24" style:family="paragraph" style:parent-style-name="Standard">
      <style:text-properties officeooo:rsid="00170ed7" officeooo:paragraph-rsid="000af752"/>
    </style:style>
    <style:style style:name="P25" style:family="paragraph" style:parent-style-name="Standard">
      <style:paragraph-properties fo:text-align="start" style:justify-single-word="false"/>
      <style:text-properties officeooo:rsid="000d3f8a" officeooo:paragraph-rsid="00218f95"/>
    </style:style>
    <style:style style:name="P26" style:family="paragraph" style:parent-style-name="Standard">
      <style:text-properties officeooo:paragraph-rsid="000af752"/>
    </style:style>
    <style:style style:name="T1" style:family="text">
      <style:text-properties officeooo:rsid="00170ed7"/>
    </style:style>
    <style:style style:name="T2" style:family="text">
      <style:text-properties officeooo:rsid="000b8e4d"/>
    </style:style>
    <style:style style:name="T3" style:family="text">
      <style:text-properties officeooo:rsid="000d3f8a"/>
    </style:style>
    <style:style style:name="T4" style:family="text">
      <style:text-properties officeooo:rsid="000ee948"/>
    </style:style>
    <style:style style:name="T5" style:family="text">
      <style:text-properties officeooo:rsid="0012d7dd"/>
    </style:style>
    <style:style style:name="T6" style:family="text">
      <style:text-properties officeooo:rsid="0012e2c8"/>
    </style:style>
    <style:style style:name="T7" style:family="text">
      <style:text-properties officeooo:rsid="001314d3"/>
    </style:style>
    <style:style style:name="T8" style:family="text">
      <style:text-properties officeooo:rsid="00141022"/>
    </style:style>
    <style:style style:name="T9" style:family="text">
      <style:text-properties officeooo:rsid="00150f80"/>
    </style:style>
    <style:style style:name="T10" style:family="text">
      <style:text-properties officeooo:rsid="0016d90d"/>
    </style:style>
    <style:style style:name="T11" style:family="text">
      <style:text-properties officeooo:rsid="001b1337"/>
    </style:style>
    <style:style style:name="T12" style:family="text">
      <style:text-properties officeooo:rsid="001d6f3c"/>
    </style:style>
    <style:style style:name="T13" style:family="text">
      <style:text-properties officeooo:rsid="001e0cfd"/>
    </style:style>
    <style:style style:name="T14" style:family="text">
      <style:text-properties officeooo:rsid="00207ce6"/>
    </style:style>
    <style:style style:name="T15" style:family="text">
      <style:text-properties fo:font-weight="bold" style:font-weight-asian="bold" style:font-weight-complex="bold"/>
    </style:style>
    <style:style style:name="T16" style:family="text">
      <style:text-properties officeooo:rsid="00218f95"/>
    </style:style>
    <style:style style:name="T17" style:family="text">
      <style:text-properties officeooo:rsid="00229f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LINK: </text:span><text:a xlink:type="simple" xlink:href="https://github.com/samimala/CybSecProject1" text:style-name="Internet_20_link" text:visited-style-name="Visited_20_Internet_20_Link">https://github.com/samimala/CybSecProject1</text:a></text:p>
      <text:p text:style-name="P22">One should select master branch.</text:p>
      <text:p text:style-name="P22"/>
      <text:p text:style-name="P2">Once git-cloned or downloaded run <text:span text:style-name="T17">(use Java 8)</text:span></text:p>
      <text:p text:style-name="P2"/>
      <text:p text:style-name="P1">mvn clean package </text:p>
      <text:p text:style-name="P1"/>
      <text:p text:style-name="P2">to build and run using java -jar &lt;package name&gt;</text:p>
      <text:p text:style-name="P2"/>
      <text:p text:style-name="P1">java -jar target/cybersecuritybase-project-1.0-SNAPSHOT.jar</text:p>
      <text:p text:style-name="P1"/>
      <text:p text:style-name="P1"/>
      <text:p text:style-name="P1"/>
      <text:p text:style-name="P3">FLAW 1:</text:p>
      <text:p text:style-name="P3">OWASP A2 – Broken authetication</text:p>
      <text:p text:style-name="P3"/>
      <text:p text:style-name="P3">The program allows fuzzing, and it does not check the <text:span text:style-name="T3">given </text:span>passwords against any well known password list. Also the stored passwords are in plain text <text:span text:style-name="T9">and even account with no password is allowed</text:span>. <text:span text:style-name="T2">Additionally the program always creates the user having user account admin/password.</text:span></text:p>
      <text:p text:style-name="P3"/>
      <text:p text:style-name="P25">To prevent fuzzing each account shou<text:span text:style-name="T16">l</text:span>d have a counter counting failed logins. <text:span text:style-name="T16">This might be implemented as a separate table in the database. It would contain all failed attempts to login until the next successful login.</text:span></text:p>
      <text:p text:style-name="P25">After a <text:span text:style-name="T16">certain number of </text:span><text:s/>failures the time to check the credential should increase substantially to make fuzzing very slow. Some more failures should lock the account until some time has elapsed – maybe two hours - or close the account entirely.</text:p>
      <text:p text:style-name="P5"/>
      <text:p text:style-name="P5">The default account creation should be removed from code – and created some other way, so that a user can remove the default account later. <text:span text:style-name="T10">This means removing at least the current content from the routine init() in class CustomUserDetailsService.</text:span></text:p>
      <text:p text:style-name="P5"/>
      <text:p text:style-name="P5">The passwords should be encrypted when stored into database. This can be done by using BcryptPasswordEncoder instead of NoOpPasswordEncoder (class SecurityConfiguration).</text:p>
      <text:p text:style-name="P4"/>
      <text:p text:style-name="P13">Also each password should be checked against most popular passwords and those password should be disallowed – as well as empty passwords. <text:span text:style-name="T10">This test could be added to AccountRepository. There could be a new routing saveAccount() that first checks that the intended password</text:span> <text:span text:style-name="T10">fulfills some site policy. Only after this check the new or modified account is saved into the database.</text:span></text:p>
      <text:p text:style-name="P4"><text:s/></text:p>
      <text:p text:style-name="P6">FLAW2</text:p>
      <text:p text:style-name="P6">OWASP A3 – Sensitive data exposure</text:p>
      <text:p text:style-name="P6"/>
      <text:p text:style-name="P6">Password are stored in plain text and additionally they are listed in admin page <text:span text:style-name="T4">(hey we were asked to make flaws here)</text:span>.</text:p>
      <text:p text:style-name="P6"/>
      <text:p text:style-name="P7">The fix is to encrypt the passwords. <text:s/>After encryption the listing of passwords produces garbage only so they can be removed – and they should be removed even if they were not encrypted. Encryption was explained above. The latter is easy modification in users.html – <text:span text:style-name="T5">just remove this password column from the table.</text:span></text:p>
      <text:p text:style-name="P7"/>
      <text:p text:style-name="P8">FLAW3</text:p>
      <text:p text:style-name="P8">OWAS A5 – Broken access control</text:p>
      <text:p text:style-name="P8"><text:soft-page-break/></text:p>
      <text:p text:style-name="P8">One can access admin page even if one does not have the admin-role.</text:p>
      <text:p text:style-name="P8"/>
      <text:p text:style-name="P9">The account <text:span text:style-name="T6">already has the information</text:span> if the account is <text:span text:style-name="T7">an </text:span>admin count or not. <text:span text:style-name="T6">One should start to use this information and allow only those with admin role to access the admin-page. One should add</text:span></text:p>
      <text:p text:style-name="P17">.antMatchers("/admin/**").hasRole("ADMIN")</text:p>
      <text:p text:style-name="P9"/>
      <text:p text:style-name="P12">after <text:span text:style-name="T8">http.authorizeRequests() in configure method in the class SecurityConfiguration. The rest is already in place. And this line is already there in the code but commented out.</text:span></text:p>
      <text:p text:style-name="P12"/>
      <text:p text:style-name="P10"><text:bookmark-start text:name="__DdeLink__44_1465602351"/>FLAW<text:span text:style-name="T12">4</text:span></text:p>
      <text:p text:style-name="P10">OWAS<text:span text:style-name="T11">P</text:span> A<text:span text:style-name="T11">6</text:span> –<text:bookmark-end text:name="__DdeLink__44_1465602351"/> <text:span text:style-name="T11">Security misconfiguration</text:span></text:p>
      <text:p text:style-name="P10"/>
      <text:p text:style-name="P14">The site does not use CSRF tokens which makes it possible to another to modify password of an user using a CSRF attack</text:p>
      <text:p text:style-name="P10"/>
      <text:p text:style-name="P15">To fix this issue remove the code http.csrf().disable() from the configure() method in the class SecurityConfiguration.</text:p>
      <text:p text:style-name="P15"/>
      <text:p text:style-name="P11">FLAW<text:span text:style-name="T12">5</text:span></text:p>
      <text:p text:style-name="P11">OWAS<text:span text:style-name="T11">P</text:span> A<text:span text:style-name="T13">10 – Insufficient Logging &amp; Monitoring</text:span></text:p>
      <text:p text:style-name="P11"/>
      <text:p text:style-name="P16">Th<text:span text:style-name="T13">e application does not write logs of events like logins and unsuccesful logins. Logs do not reveal if ZAP or similar has been run against the site. The other items mentioned in OWASP document are out of scope here.</text:span></text:p>
      <text:p text:style-name="P16"/>
      <text:p text:style-name="P18">To get login events written to log one must first add into pom.xml:</text:p>
      <text:p text:style-name="P18"/>
      <text:p text:style-name="P18"><text:s text:c="8"/>&lt;dependency&gt;</text:p>
      <text:p text:style-name="P18"><text:s text:c="12"/>&lt;groupId&gt;org.springframework.boot&lt;/groupId&gt;</text:p>
      <text:p text:style-name="P18"><text:s text:c="12"/>&lt;artifactId&gt;spring-boot-actuator&lt;/artifactId&gt;</text:p>
      <text:p text:style-name="P18"><text:s text:c="8"/>&lt;/dependency&gt;</text:p>
      <text:p text:style-name="P18"/>
      <text:p text:style-name="P18">Then one must define a class (I named it AuthorizationLogger) and and its contents should be as:</text:p>
      <text:p text:style-name="P18"/>
      <text:p text:style-name="P18">@Component</text:p>
      <text:p text:style-name="P18">public class AuthorizationLogger { </text:p>
      <text:p text:style-name="P18"><text:s text:c="4"/>private static final Logger logger = LoggerFactory.getLogger("security");</text:p>
      <text:p text:style-name="P18"/>
      <text:p text:style-name="P18"><text:s text:c="4"/>@EventListener</text:p>
      <text:p text:style-name="P18"><text:s text:c="4"/>public void onAuditEvent(AuditApplicationEvent event) {</text:p>
      <text:p text:style-name="P18"><text:s text:c="8"/>AuditEvent auditEvent = event.getAuditEvent();</text:p>
      <text:p text:style-name="P18"><text:s text:c="8"/>switch (auditEvent.getType()) {</text:p>
      <text:p text:style-name="P18"><text:s text:c="8"/>case "AUTHENTICATION_FAILURE":</text:p>
      <text:p text:style-name="P18"><text:s text:c="12"/>logger.warn("Authentication failed for " + auditEvent.getPrincipal());</text:p>
      <text:p text:style-name="P18"><text:s text:c="12"/>break;</text:p>
      <text:p text:style-name="P18"><text:s text:c="8"/></text:p>
      <text:p text:style-name="P18"><text:s text:c="8"/>case "AUTHENTICATION_SUCCESS":</text:p>
      <text:p text:style-name="P18"><text:s text:c="12"/>logger.info(auditEvent.getPrincipal() + " logged in");</text:p>
      <text:p text:style-name="P18"><text:s text:c="12"/>break;</text:p>
      <text:p text:style-name="P18"><text:s text:c="8"/>default:</text:p>
      <text:p text:style-name="P18"><text:soft-page-break/><text:s text:c="12"/>logger.info(auditEvent.getType() + ": " + auditEvent.getPrincipal());</text:p>
      <text:p text:style-name="P18"><text:s text:c="12"/>break;</text:p>
      <text:p text:style-name="P18"><text:s text:c="8"/>}</text:p>
      <text:p text:style-name="P18"><text:s text:c="4"/>}</text:p>
      <text:p text:style-name="P18">}</text:p>
      <text:p text:style-name="P18"/>
      <text:p text:style-name="P18">This will write into log at least every failed authentication when it happens because of wrong password. Also it writes to log each successful login.</text:p>
      <text:p text:style-name="P18"/>
      <text:p text:style-name="P18">But login failure may also be because of wrong username – that is there is no account for the username in the application database. <text:span text:style-name="T14">These cases are logged in the CustomUserDetailsService. One should add log writing to the place where the nonexistence of username is detected:</text:span></text:p>
      <text:p text:style-name="P18"/>
      <text:p text:style-name="P18">public UserDetails loadUserByUsername(String username) throws UsernameNotFoundException {</text:p>
      <text:p text:style-name="P18"><text:s text:c="8"/>Account account=accountRepository.findByUsername(username);</text:p>
      <text:p text:style-name="P18"><text:s text:c="8"/>if (null==account) {</text:p>
      <text:p text:style-name="P18"><text:s text:c="12"/><text:span text:style-name="T15">logger.warn("Unknown user " + username + " tried to login");</text:span></text:p>
      <text:p text:style-name="P18"><text:s text:c="12"/>throw new UsernameNotFoundException("No such user: " + username);</text:p>
      <text:p text:style-name="P18"><text:s text:c="8"/>}</text:p>
      <text:p text:style-name="P18"><text:tab/>…</text:p>
      <text:p text:style-name="P21">}</text:p>
      <text:p text:style-name="P18"/>
      <text:p text:style-name="P19">Logger is slf4j <text:s/>logger and the following imports are needed:</text:p>
      <text:p text:style-name="P19"/>
      <text:p text:style-name="P19">import org.slf4j.Logger;</text:p>
      <text:p text:style-name="P19">import org.slf4j.LoggerFactory;</text:p>
      <text:p text:style-name="P18"/>
      <text:p text:style-name="P19">Also the class should define:</text:p>
      <text:p text:style-name="P19">private static final Logger logger = LoggerFactory.getLogger(CustomUserDetailsService.class);</text:p>
      <text:p text:style-name="P19">in order to get the logger into use.</text:p>
      <text:p text:style-name="P19"/>
      <text:p text:style-name="P20">To get logouts to log one can extend LogoutSuccessHandler and define a class as follows:</text:p>
      <text:p text:style-name="P20"/>
      <text:p text:style-name="P20">@Component</text:p>
      <text:p text:style-name="P20">public class CustomLogoutSuccessHandlerOne implements LogoutSuccessHandler {</text:p>
      <text:p text:style-name="P20"/>
      <text:p text:style-name="P20"><text:s text:c="4"/>private static final Logger logger = LoggerFactory.getLogger(CustomLogoutSuccessHandlerOne.class);</text:p>
      <text:p text:style-name="P20"/>
      <text:p text:style-name="P20"><text:tab/>@Override</text:p>
      <text:p text:style-name="P20"><text:tab/>public void onLogoutSuccess(HttpServletRequest request,</text:p>
      <text:p text:style-name="P20"><text:tab/><text:tab/><text:tab/>HttpServletResponse response, Authentication authentication)</text:p>
      <text:p text:style-name="P20"><text:tab/><text:tab/><text:tab/>throws IOException, ServletException {</text:p>
      <text:p text:style-name="P20"><text:tab/><text:tab/>if(authentication != null) {</text:p>
      <text:p text:style-name="P20"><text:tab/><text:tab/><text:tab/>logger.info(authentication.getName() + " logged out");</text:p>
      <text:p text:style-name="P20"><text:tab/><text:tab/>}</text:p>
      <text:p text:style-name="P20"><text:tab/><text:tab/>//perform other required operation</text:p>
      <text:p text:style-name="P20"><text:tab/><text:tab/>String URL = request.getContextPath();</text:p>
      <text:p text:style-name="P20"><text:tab/><text:tab/>response.setStatus(HttpStatus.OK.value());</text:p>
      <text:p text:style-name="P20"><text:s text:c="8"/>response.sendRedirect(URL);</text:p>
      <text:p text:style-name="P20"><text:s text:c="4"/>}</text:p>
      <text:p text:style-name="P20">} </text:p>
      <text:p text:style-name="P20"><text:soft-page-break/></text:p>
      <text:p text:style-name="P21">These log now gets written into console. To define a directory of file is not attempted as systems may vary. But google will find hints if such is needed.</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6:55:36.800890948</meta:creation-date>
    <dc:date>2019-12-30T21:25:32.159523592</dc:date>
    <meta:editing-duration>PT3H15M3S</meta:editing-duration>
    <meta:editing-cycles>18</meta:editing-cycles>
    <meta:generator>LibreOffice/6.0.7.3$Linux_X86_64 LibreOffice_project/00m0$Build-3</meta:generator>
    <meta:document-statistic meta:table-count="0" meta:image-count="0" meta:object-count="0" meta:page-count="4" meta:paragraph-count="92" meta:word-count="847" meta:character-count="6272" meta:non-whitespace-character-count="5227"/>
  </office:meta>
</office:document-meta>
</file>